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360000095FD9826DE9EB75E276.png" manifest:media-type="image/png"/>
  <manifest:file-entry manifest:full-path="Pictures/100002010000076C0000088D3B90ACDD1B3C73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3354in" svg:y="0.1654in" svg:width="3.7118in" svg:height="4.2764in" draw:z-index="0"><draw:image xlink:href="Pictures/100002010000076C0000088D3B90ACDD1B3C73ED.png" xlink:type="simple" xlink:show="embed" xlink:actuate="onLoad" loext:mime-type="image/png"/></draw:frame><draw:frame draw:style-name="fr1" draw:name="Image2" text:anchor-type="paragraph" svg:x="3.439in" svg:y="0.1665in" svg:width="3.7272in" svg:height="4.2535in" draw:z-index="1"><draw:image xlink:href="Pictures/10000201000008360000095FD9826DE9EB75E276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2:16:08.860216101</meta:creation-date>
    <dc:date>2020-01-16T02:18:58.680590636</dc:date>
    <meta:editing-duration>PT2M5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